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efb5" officeooo:paragraph-rsid="000befb5"/>
    </style:style>
    <style:style style:name="P2" style:family="paragraph" style:parent-style-name="Standard">
      <style:text-properties officeooo:rsid="000d7c35" officeooo:paragraph-rsid="000d7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ess-Song-app</text:p>
      <text:p text:style-name="P1"/>
      <text:h text:style-name="Heading_20_1" text:outline-level="1">Główny przypadek użycia</text:h>
      <text:p text:style-name="P2">1. użytkonwik zalogowany wybiera zrób quiz</text:p>
      <text:p text:style-name="P2">2. System wyświetla mu 2 rodzaje quizu filmowy oraz muzyczny</text:p>
      <text:p text:style-name="P2">3. użytkonik wybiera quiz muzyczny</text:p>
      <text:p text:style-name="P2">4. System wyświetla użytkownikwi gatunki muzyczne do wyboru</text:p>
      <text:p text:style-name="P2">5. użytkownik wybiera preferowany rodzaj gatunku muzycznego</text:p>
      <text:p text:style-name="P2">6. System wyświetla użytkownikowi 4 ut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43:11.348020633</meta:creation-date>
    <dc:date>2023-08-03T16:26:12.228572569</dc:date>
    <meta:editing-duration>P1DT3H43M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8" meta:word-count="46" meta:character-count="330" meta:non-whitespace-character-count="292"/>
  </office:meta>
</office:document-meta>
</file>